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te, Roger R., Donald D. Mueller and Jerry E. White. <text:s/><text:span text:style-name="T1">Fundamentals of Astrodynamics</text:span>. <text:s/>Dover Publications, 1971. <text:s/>ISBN 0-486-60061-0.</text:p>
      <text:p text:style-name="Standard"/>
      <text:p text:style-name="Standard">Cheney, Ward, and David Kincaid. <text:s/><text:span text:style-name="T1">Numerical Mathematics and Computing</text:span>, 2<text:span text:style-name="T2">nd</text:span> ed. <text:s/>Brooks/Cole Publishing Company, 1985. <text:s/>ISBN 0-534-04356-9.</text:p>
      <text:p text:style-name="Standard"/>
      <text:p text:style-name="Standard">Mindell, David A. <text:span text:style-name="T1">Digital Apollo: Human and Machine in Spaceflight.</text:span> <text:s/>MIT Press, 2008. <text:s/>ISBN 978-0-262-13497-2, Library of Congress Number TA167.M59</text:p>
      <text:p text:style-name="Standard"/>
      <text:p text:style-name="Standard">Wiesel, William E. <text:span text:style-name="T1">Spaceflight Dynamics</text:span>, 2<text:span text:style-name="T2">nd</text:span> ed. <text:s/>McGraw-Hill, 1989. <text:s/>ISBN 0-07-070110-5.</text:p>
      <text:p text:style-name="Standard"/>
      <text:p text:style-name="Standard">Woods, David W. <text:span text:style-name="T1">How Apollo Flew to the Moon</text:span>. <text:s/>Springer-Praxis Publishing, 2008. <text:s/>ISBN 978-0-387-71675-6, Library of Congress Control Number 2007932412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ick</meta:initial-creator>
    <meta:creation-date>2009-02-14T21:51:28.39</meta:creation-date>
    <dc:date>2009-02-19T12:48:48.96</dc:date>
    <dc:creator>Patrick</dc:creator>
    <meta:editing-duration>PT00H27M15S</meta:editing-duration>
    <meta:editing-cycles>4</meta:editing-cycles>
    <meta:generator>OpenOffice.org/3.0$Win32 OpenOffice.org_project/300m15$Build-9379</meta:generator>
    <meta:document-statistic meta:table-count="0" meta:image-count="0" meta:object-count="0" meta:page-count="1" meta:paragraph-count="5" meta:word-count="86" meta:character-count="657"/>
  </office:meta>
</office:document-meta>
</file>